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2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3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4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5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6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7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8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9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0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1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2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3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4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5" style:family="text">
      <style:text-properties fo:font-size="18.00pt" fo:font-weight="normal" fo:font-family="Cambria" style:font-family-asian="Cambria" style:font-family-complex="Cambria" fo:background-color="transparent" fo:color="#17365d"/>
    </style:style>
    <style:style style:name="T1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" style:family="text">
      <style:text-properties fo:font-size="36.00pt" fo:font-weight="normal" fo:font-family="Cambria" style:font-family-asian="Cambria" style:font-family-complex="Cambria" fo:background-color="transparent" fo:color="#17365d"/>
    </style:style>
    <style:style style:name="T24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6.00pt" fo:font-weight="normal" fo:font-family="'Segoe UI Symbol'" style:font-family-asian="'Segoe UI Symbol'" style:font-family-complex="'Segoe UI Symbol'" fo:background-color="transparent" style:use-window-font-color="true"/>
    </style:style>
    <style:style style:name="T26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8.00pt" fo:font-weight="bold" fo:font-family="Calibri" style:font-family-asian="Calibri" style:font-family-complex="Calibri" fo:background-color="transparent" fo:color="#000000"/>
    </style:style>
    <style:style style:name="T3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6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2.00pt" fo:font-weight="bold" fo:font-family="'Segoe UI Symbol'" style:font-family-asian="'Segoe UI Symbol'" style:font-family-complex="'Segoe UI Symbol'" fo:background-color="transparent" style:use-window-font-color="true"/>
    </style:style>
    <style:style style:name="T5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4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5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6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7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1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83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9.50pt" fo:font-weight="bold" fo:font-family="'Cascadia Mono'" style:font-family-asian="'Cascadia Mono'" style:font-family-complex="'Cascadia Mono'" fo:background-color="transparent" fo:color="#0000ff"/>
    </style:style>
    <style:style style:name="T85" style:family="text">
      <style:text-properties fo:font-size="9.50pt" fo:font-weight="bold" fo:font-family="'Cascadia Mono'" style:font-family-asian="'Cascadia Mono'" style:font-family-complex="'Cascadia Mono'" fo:background-color="transparent" fo:color="#000000"/>
    </style:style>
    <style:style style:name="T86" style:family="text">
      <style:text-properties fo:font-size="9.50pt" fo:font-weight="bold" fo:font-family="'Cascadia Mono'" style:font-family-asian="'Cascadia Mono'" style:font-family-complex="'Cascadia Mono'" fo:background-color="transparent" fo:color="#0000ff"/>
    </style:style>
    <style:style style:name="T87" style:family="text">
      <style:text-properties fo:font-size="9.50pt" fo:font-weight="bold" fo:font-family="'Cascadia Mono'" style:font-family-asian="'Cascadia Mono'" style:font-family-complex="'Cascadia Mono'" fo:background-color="transparent" fo:color="#000000"/>
    </style:style>
    <style:style style:name="T88" style:family="text">
      <style:text-properties fo:font-size="9.50pt" fo:font-weight="bold" fo:font-family="'Cascadia Mono'" style:font-family-asian="'Cascadia Mono'" style:font-family-complex="'Cascadia Mono'" fo:background-color="transparent" fo:color="#2b91af"/>
    </style:style>
    <style:style style:name="T8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9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9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9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9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9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9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9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9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9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9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0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0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0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0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0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06" style:family="text">
      <style:text-properties fo:font-size="9.50pt" fo:font-weight="normal" fo:font-family="'Cascadia Mono'" style:font-family-asian="'Cascadia Mono'" style:font-family-complex="'Cascadia Mono'" fo:background-color="transparent" fo:color="#2b91af"/>
    </style:style>
    <style:style style:name="T10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08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0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1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1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1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1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14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15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1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1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1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1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2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2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2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2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2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2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3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3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3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3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3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3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4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4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4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45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46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4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4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5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5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5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5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5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5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6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6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6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6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68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6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7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7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7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7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7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8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8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8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18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8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8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0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9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2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9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4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9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6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19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19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19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04" style:family="text">
      <style:text-properties fo:font-size="9.50pt" fo:font-weight="bold" fo:font-family="'Cascadia Mono'" style:font-family-asian="'Cascadia Mono'" style:font-family-complex="'Cascadia Mono'" fo:background-color="transparent" fo:color="#000000"/>
    </style:style>
    <style:style style:name="T205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06" style:family="text">
      <style:text-properties fo:font-size="9.50pt" fo:font-weight="bold" fo:font-family="'Cascadia Mono'" style:font-family-asian="'Cascadia Mono'" style:font-family-complex="'Cascadia Mono'" fo:background-color="transparent" fo:color="#0000ff"/>
    </style:style>
    <style:style style:name="T207" style:family="text">
      <style:text-properties fo:font-size="9.50pt" fo:font-weight="bold" fo:font-family="'Cascadia Mono'" style:font-family-asian="'Cascadia Mono'" style:font-family-complex="'Cascadia Mono'" fo:background-color="transparent" fo:color="#000000"/>
    </style:style>
    <style:style style:name="T208" style:family="text">
      <style:text-properties fo:font-size="9.50pt" fo:font-weight="bold" fo:font-family="'Cascadia Mono'" style:font-family-asian="'Cascadia Mono'" style:font-family-complex="'Cascadia Mono'" fo:background-color="transparent" fo:color="#0000ff"/>
    </style:style>
    <style:style style:name="T209" style:family="text">
      <style:text-properties fo:font-size="9.50pt" fo:font-weight="bold" fo:font-family="'Cascadia Mono'" style:font-family-asian="'Cascadia Mono'" style:font-family-complex="'Cascadia Mono'" fo:background-color="transparent" fo:color="#000000"/>
    </style:style>
    <style:style style:name="T210" style:family="text">
      <style:text-properties fo:font-size="9.50pt" fo:font-weight="bold" fo:font-family="'Cascadia Mono'" style:font-family-asian="'Cascadia Mono'" style:font-family-complex="'Cascadia Mono'" fo:background-color="transparent" fo:color="#2b91af"/>
    </style:style>
    <style:style style:name="T21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1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1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1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1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1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1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1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1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20" style:family="text">
      <style:text-properties fo:font-size="9.50pt" fo:font-weight="normal" fo:font-family="'Cascadia Mono'" style:font-family-asian="'Cascadia Mono'" style:font-family-complex="'Cascadia Mono'" fo:background-color="transparent" fo:color="#2b91af"/>
    </style:style>
    <style:style style:name="T22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22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2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2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2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2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2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28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29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30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3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3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3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3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3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3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3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3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4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4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4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4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4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4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4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4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4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4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5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5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5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5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5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5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5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5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58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5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6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6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6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6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6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6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6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6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6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6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7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7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7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7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7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7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76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7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7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7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8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8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82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8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8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28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8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8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88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8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90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9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9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9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94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9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96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29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29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29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00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30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02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30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0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30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06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30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08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30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10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1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31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14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1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1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31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1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31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20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32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2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2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2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32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26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32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28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32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30" style:family="text">
      <style:text-properties fo:font-size="9.50pt" fo:font-weight="normal" fo:font-family="'Cascadia Mono'" style:font-family-asian="'Cascadia Mono'" style:font-family-complex="'Cascadia Mono'" fo:background-color="transparent" fo:color="#a31515"/>
    </style:style>
    <style:style style:name="T33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32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3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3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33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36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337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38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339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40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341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42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343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44" style:family="text">
      <style:text-properties fo:font-size="9.50pt" fo:font-weight="normal" fo:font-family="'Cascadia Mono'" style:font-family-asian="'Cascadia Mono'" style:font-family-complex="'Cascadia Mono'" fo:background-color="transparent" fo:color="#0000ff"/>
    </style:style>
    <style:style style:name="T345" style:family="text">
      <style:text-properties fo:font-size="9.50pt" fo:font-weight="normal" fo:font-family="'Cascadia Mono'" style:font-family-asian="'Cascadia Mono'" style:font-family-complex="'Cascadia Mono'" fo:background-color="transparent" fo:color="#000000"/>
    </style:style>
    <style:style style:name="T346" style:family="text">
      <style:text-properties fo:font-size="9.50pt" fo:font-weight="bold" fo:font-family="'Cascadia Mono'" style:font-family-asian="'Cascadia Mono'" style:font-family-complex="'Cascadia Mono'" fo:background-color="transparent" fo:color="#000000"/>
    </style:style>
    <style:style style:name="T347" style:family="text">
      <style:text-properties fo:font-size="11.00pt" fo:font-weight="normal" fo:font-family="宋体" style:font-family-asian="宋体" style:font-family-complex="宋体" fo:background-color="transparent" style:use-window-font-color="true"/>
    </style:style>
    <style:style style:name="T348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349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center" fo:margin-left="0.00pt" fo:text-indent="35.45p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 fo:margin-left="141.60pt" fo:text-indent="35.40pt"/>
    </style:style>
    <style:style style:name="P6" style:family="paragraph">
      <style:paragraph-properties fo:line-height="100.00%" fo:text-align="center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center"/>
    </style:style>
    <style:style style:name="P9" style:family="paragraph">
      <style:paragraph-properties fo:line-height="100.00%" fo:text-align="justify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center"/>
    </style:style>
    <style:style style:name="P12" style:family="paragraph">
      <style:paragraph-properties fo:line-height="100.00%" fo:text-align="center" fo:margin-left="0.00pt" fo:text-indent="33.10p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justify"/>
    </style:style>
    <style:style style:name="P15" style:family="paragraph">
      <style:paragraph-properties fo:line-height="100.00%" fo:text-align="left"/>
    </style:style>
    <text:list-style style:name="L16">
      <text:list-level-style-bullet text:level="1" text:bullet-char="•">
        <style:list-level-properties text:space-before="-21.15pt" text:min-label-width="18.00pt"/>
        <style:text-properties fo:font-family="Symbol"/>
      </text:list-level-style-bullet>
    </text:list-style>
    <style:style style:name="P16" style:family="paragraph">
      <style:paragraph-properties fo:line-height="100.00%" fo:text-align="left" fo:margin-left="3.15pt" fo:text-indent="-3.15pt">
        <style:tab-stops>
          <style:tab-stop style:position="39.15pt"/>
        </style:tab-stops>
      </style:paragraph-properties>
    </style:style>
    <style:style style:name="P17" style:family="paragraph">
      <style:paragraph-properties fo:line-height="100.00%" fo:text-align="left" fo:margin-left="3.15pt" fo:text-indent="-3.15pt">
        <style:tab-stops>
          <style:tab-stop style:position="39.15pt"/>
          <style:tab-stop style:position="120.20pt"/>
          <style:tab-stop style:position="190.75pt"/>
          <style:tab-stop style:position="231.75pt"/>
          <style:tab-stop style:position="371.40pt"/>
          <style:tab-stop style:position="472.20pt"/>
        </style:tab-stops>
      </style:paragraph-properties>
    </style:style>
    <style:style style:name="P18" style:family="paragraph">
      <style:paragraph-properties fo:line-height="100.00%" fo:text-align="left" fo:margin-left="3.15pt" fo:text-indent="-3.15pt">
        <style:tab-stops>
          <style:tab-stop style:position="39.15pt"/>
        </style:tab-stops>
      </style:paragraph-properties>
    </style:style>
    <style:style style:name="P19" style:family="paragraph">
      <style:paragraph-properties fo:line-height="100.00%" fo:text-align="left"/>
    </style:style>
    <text:list-style style:name="L20">
      <text:list-level-style-bullet text:level="1" text:bullet-char="•">
        <style:list-level-properties text:space-before="71.45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justify" fo:margin-left="-53.45pt" fo:text-indent="53.45pt"/>
    </style:style>
    <style:style style:name="P21" style:family="paragraph">
      <style:paragraph-properties fo:line-height="100.00%" fo:text-align="justify" fo:margin-left="-58.25pt" fo:text-indent="18.00pt"/>
    </style:style>
    <style:style style:name="P22" style:family="paragraph">
      <style:paragraph-properties fo:line-height="100.00%" fo:text-align="left" fo:margin-left="34.10pt" fo:text-indent="0.00pt" fo:margin-right="3.50pt"/>
    </style:style>
    <style:style style:name="P23" style:family="paragraph">
      <style:paragraph-properties fo:line-height="100.00%" fo:text-align="left" fo:margin-right="3.50pt"/>
    </style:style>
    <style:style style:name="P24" style:family="paragraph">
      <style:paragraph-properties fo:line-height="100.00%" fo:text-align="left" fo:margin-left="34.10pt" fo:text-indent="0.00pt" fo:margin-right="3.50pt"/>
    </style:style>
    <style:style style:name="P25" style:family="paragraph">
      <style:paragraph-properties fo:line-height="100.00%" fo:text-align="justify"/>
    </style:style>
    <style:style style:name="P26" style:family="paragraph">
      <style:paragraph-properties fo:line-height="100.00%" fo:text-align="justify" fo:margin-left="0.00pt" fo:text-indent="35.45pt"/>
    </style:style>
    <text:list-style style:name="L27">
      <text:list-level-style-bullet text:level="1" text:bullet-char="•">
        <style:list-level-properties text:space-before="71.45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justify" fo:margin-left="-53.45pt" fo:text-indent="53.45pt"/>
    </style:style>
    <style:style style:name="P28" style:family="paragraph">
      <style:paragraph-properties fo:line-height="100.00%" fo:text-align="justify" fo:margin-left="-69.60pt" fo:text-indent="18.00pt"/>
    </style:style>
    <style:style style:name="P29" style:family="paragraph">
      <style:paragraph-properties fo:line-height="100.00%" fo:text-align="justify"/>
    </style:style>
    <style:style style:name="P30" style:family="paragraph">
      <style:paragraph-properties fo:line-height="100.00%" fo:text-align="justify"/>
    </style:style>
    <style:style style:name="P31" style:family="paragraph">
      <style:paragraph-properties fo:line-height="100.00%" fo:text-align="justify"/>
    </style:style>
    <style:style style:name="P32" style:family="paragraph">
      <style:paragraph-properties fo:line-height="100.00%" fo:text-align="justify" fo:margin-left="0.00pt" fo:text-indent="35.45pt"/>
    </style:style>
    <style:style style:name="P33" style:family="paragraph">
      <style:paragraph-properties fo:line-height="100.00%" fo:text-align="justify"/>
    </style:style>
    <style:style style:name="P34" style:family="paragraph">
      <style:paragraph-properties fo:line-height="100.00%" fo:text-align="justify" fo:margin-left="0.00pt" fo:text-indent="35.45pt"/>
    </style:style>
    <style:style style:name="P35" style:family="paragraph">
      <style:paragraph-properties fo:line-height="100.00%" fo:text-align="justify"/>
    </style:style>
  </office:automatic-styles>
  <office:body>
    <office:text>
      <text:p text:style-name="P1"><text:span text:style-name="T1">Министерство</text:span><text:span text:style-name="T2"><text:s/></text:span><text:span text:style-name="T3">образования</text:span><text:span text:style-name="T4"><text:s/></text:span><text:span text:style-name="T5">Республики</text:span><text:span text:style-name="T6"><text:s/></text:span><text:span text:style-name="T7">Беларусь</text:span><text:span text:style-name="T8"><text:s/></text:span><text:span text:style-name="T9">Белорусский</text:span><text:span text:style-name="T10"><text:s/></text:span><text:span text:style-name="T11">Национальный</text:span><text:span text:style-name="T12"><text:s/></text:span><text:span text:style-name="T13">Технический</text:span><text:span text:style-name="T14"><text:s/></text:span><text:span text:style-name="T15">Университет</text:span></text:p>
      <text:p text:style-name="P2"><text:span text:style-name="T16">Факультет информационных технологий и робототехники</text:span></text:p>
      <text:p text:style-name="P2"><text:span text:style-name="T17"/></text:p>
      <text:p text:style-name="P2"><text:span text:style-name="T18">Кафедра<text:s/></text:span><text:span text:style-name="T19">«</text:span><text:span text:style-name="T20">Программное обеспечение информационных систем и<text:s text:c="14"/>технологий</text:span><text:span text:style-name="T21">»</text:span></text:p>
      <text:p text:style-name="P3"><text:span text:style-name="T22"/></text:p>
      <text:p text:style-name="P3"><text:span text:style-name="T22"/></text:p>
      <text:p text:style-name="P3"><text:span text:style-name="T22"/></text:p>
      <text:p text:style-name="P3"><text:span text:style-name="T22"/></text:p>
      <text:p text:style-name="P4"><text:span text:style-name="T22"/></text:p>
      <text:p text:style-name="P5"><text:span text:style-name="T23">Отчѐт</text:span></text:p>
      <text:p text:style-name="P6"><text:span text:style-name="T24">по лабораторной работе<text:s/></text:span><text:span text:style-name="T25">№</text:span><text:span text:style-name="T26"><text:s/>2</text:span></text:p>
      <text:p text:style-name="P6"><text:span text:style-name="T27">по дисциплине<text:s/></text:span><text:span text:style-name="T28">“Базы данных”</text:span></text:p>
      <text:p text:style-name="P6"><text:span text:style-name="T29"><text:s/></text:span><text:span text:style-name="T30">тема</text:span><text:span text:style-name="T31">:<text:s/></text:span><text:span text:style-name="T32">”Чтение данных из базы данных”</text:span></text:p>
      <text:p text:style-name="P6"><text:span text:style-name="T33"/></text:p>
      <text:p text:style-name="P6"><text:span text:style-name="T33"/></text:p>
      <text:p text:style-name="P6"><text:span text:style-name="T33"/></text:p>
      <text:p text:style-name="P6"><text:span text:style-name="T33"/></text:p>
      <text:p text:style-name="P6"><text:span text:style-name="T33"/></text:p>
      <text:p text:style-name="P7"><text:span text:style-name="T34"><text:s text:c="6"/></text:span><text:span text:style-name="T35">Исполнитель:<text:s text:c="51"/>студент группы 10701319</text:span></text:p>
      <text:p text:style-name="P8"><text:span text:style-name="T36"><text:tab/><text:tab/><text:tab/><text:tab/><text:tab/></text:span><text:span text:style-name="T37">Чжан</text:span><text:span text:style-name="T38"><text:s/>Цзыхан</text:span><text:span text:style-name="T39"/></text:p>
      <text:p text:style-name="P8"><text:span text:style-name="T40"/></text:p>
      <text:p text:style-name="P8"><text:span text:style-name="T41"><text:s/></text:span></text:p>
      <text:p text:style-name="P8"><text:span text:style-name="T42"/></text:p>
      <text:p text:style-name="P8"><text:span text:style-name="T42"/></text:p>
      <text:p text:style-name="P8"><text:span text:style-name="T42"/></text:p>
      <text:p text:style-name="P8"><text:span text:style-name="T42"/></text:p>
      <text:p text:style-name="P9"><text:span text:style-name="T42"/></text:p>
      <text:p text:style-name="P9"><text:span text:style-name="T42"/></text:p>
      <text:p text:style-name="P9"><text:span text:style-name="T43"><text:s text:c="5"/></text:span><text:span text:style-name="T44">Преподаватель:<text:s text:c="43"/></text:span><text:span text:style-name="T45">Воронич Л.В. </text:span></text:p>
      <text:p text:style-name="P10"><text:span text:style-name="T46"/></text:p>
      <text:p text:style-name="P11"><text:span text:style-name="T46"/></text:p>
      <text:p text:style-name="P11"><text:span text:style-name="T46"/></text:p>
      <text:p text:style-name="P11"><text:span text:style-name="T46"/></text:p>
      <text:p text:style-name="P11"><text:span text:style-name="T46"/></text:p>
      <text:p text:style-name="P11"><text:span text:style-name="T46"/></text:p>
      <text:p text:style-name="P11"><text:span text:style-name="T47">Минск</text:span></text:p>
      <text:p text:style-name="P11"><text:span text:style-name="T48">2022</text:span></text:p>
      <text:p text:style-name="P12"><text:span text:style-name="T49">Лабораторная работа<text:s/></text:span><text:span text:style-name="T50">№</text:span><text:span text:style-name="T51">2</text:span></text:p>
      <text:p text:style-name="P12"><text:span text:style-name="T52">Чтение данных из базы данных</text:span></text:p>
      <text:p text:style-name="P13"><text:span text:style-name="T53"/></text:p>
      <text:p text:style-name="P14"><text:span text:style-name="T54">Цель работы:<text:s/></text:span><text:span text:style-name="T55">получить практические навыки создания и использования провайдера данных для чтения.</text:span></text:p>
      <text:p text:style-name="P15"><text:span text:style-name="T56"/></text:p>
      <text:p text:style-name="P15"><text:span text:style-name="T57">Порядок<text:s text:c="2"/>выполнения<text:s text:c="2"/>работы</text:span></text:p>
      <text:list text:style-name="L16">
        <text:list-item>
          <text:p text:style-name="P16"><text:span text:style-name="T58">Ознакомьтесь с теоретическим материалом и в соответствии с ним создайте<text:s/></text:span><text:span text:style-name="T59">новый</text:span><text:span text:style-name="T60"><text:s/></text:span><text:span text:style-name="T61">проект.</text:span></text:p>
        </text:list-item>
        <text:list-item>
          <text:p text:style-name="P17"><text:span text:style-name="T61">Выполните<text:s text:c="2"/>задание<text:tab/>для<text:tab/>самостоятельного<text:tab/>выполнения<text:tab/>в соответствии с номером</text:span><text:span text:style-name="T62"><text:s/></text:span><text:span text:style-name="T63">варианта.</text:span></text:p>
        </text:list-item>
        <text:list-item>
          <text:p text:style-name="P18"><text:span text:style-name="T63">Напишите отчет в соответствии с нижеприведенными требованиями.</text:span></text:p>
        </text:list-item>
        <text:list-item>
          <text:p text:style-name="P18"><text:span text:style-name="T63">Потренируйтесь отвечать на контрольные</text:span><text:span text:style-name="T64"><text:s/></text:span><text:span text:style-name="T65">вопросы.</text:span></text:p>
        </text:list-item>
      </text:list>
      <text:p text:style-name="P19"><text:span text:style-name="T66"/></text:p>
      <text:p text:style-name="P19"><text:span text:style-name="T67">Задание на лабораторную работу:</text:span><text:span text:style-name="T68"><text:s/>разработать провайдер данных для чтения и организовать чтение данных из базы данных в приложение.<text:s/></text:span><text:span text:style-name="T69"><text:s/></text:span></text:p>
      <text:list text:style-name="L20">
        <text:list-item>
          <text:p text:style-name="P20"><text:span text:style-name="T70">Создать приложение (Windows Forms) для чтения данных из таблицы базы данных, содержащей сведения о людях.</text:span></text:p>
        </text:list-item>
        <text:list-item>
          <text:p text:style-name="P20"><text:span text:style-name="T70">Отобразить прочитанные данные в виде списка.</text:span></text:p>
        </text:list-item>
        <text:list-item>
          <text:p text:style-name="P20"><text:span text:style-name="T70">Организовать чтение данных, возвращаемых агрегатной функцией.</text:span></text:p>
        </text:list-item>
        <text:list-item>
          <text:p text:style-name="P20"><text:span text:style-name="T70">В базе данных создать хранимую процедуру для записи данных в таблицу и возврата идентификатора новой записи.</text:span></text:p>
        </text:list-item>
        <text:list-item>
          <text:p text:style-name="P21"><text:span text:style-name="T70">В приложении создать поля для ввода и отображения данных и кнопку для вызова хранимой процедуры записи данных в базу данных.</text:span></text:p>
        </text:list-item>
      </text:list>
      <text:p text:style-name="P22"><text:span text:style-name="T71"/></text:p>
      <text:p text:style-name="P23"><text:span text:style-name="T72">Вариант 23: Компьютерная фирма<text:s/></text:span><text:span text:style-name="T73">—</text:span><text:span text:style-name="T74"><text:s/></text:span><text:span text:style-name="T75">Информационная система учёта продажи товаров и услуг.</text:span></text:p>
      <text:p text:style-name="P24"><text:span text:style-name="T76"/></text:p>
      <text:p text:style-name="P25"><text:span text:style-name="T77">Контрольные вопросы:</text:span></text:p>
      <text:p text:style-name="P26"><text:span text:style-name="T78"/></text:p>
      <text:list text:style-name="L27">
        <text:list-item>
          <text:p text:style-name="P27"><text:span text:style-name="T79">Какие объекты обеспечивают отсоединенный режим работы в ADO.NET? - DataAdapter &amp; DataSet</text:span></text:p>
        </text:list-item>
        <text:list-item>
          <text:p text:style-name="P27"><text:span text:style-name="T79">Что нужно сделать для организации соединения с базой данных? - Строка подключения.</text:span></text:p>
        </text:list-item>
        <text:list-item>
          <text:p text:style-name="P27"><text:span text:style-name="T79">Какие основные свойства<text:s text:c="2"/>и методы содержит класс Command? - Parameters, CommandText, CommandType, Connection, Container, Site, Transaction, CommandTimeout, DesignTimeVisible и Notification.</text:span></text:p>
        </text:list-item>
        <text:list-item>
          <text:p text:style-name="P27"><text:span text:style-name="T79">Какие действия выполняет метод Read() объекта DataAdapter? - у DataAdapter нет метода Read().</text:span></text:p>
        </text:list-item>
        <text:list-item>
          <text:p text:style-name="P27"><text:span text:style-name="T79">Какие методы объекта DataAdapter позволяют получить значения полей таблицы<text:s text:c="2"/>базы данных? - Fill &amp; Update.</text:span></text:p>
        </text:list-item>
        <text:list-item>
          <text:p text:style-name="P27"><text:span text:style-name="T79">Для чего используется метод ExecuteScalar объекта DataAdapter? - У DataAdapter нет метода ExecuteScalar.</text:span></text:p>
        </text:list-item>
        <text:list-item>
          <text:p text:style-name="P27"><text:span text:style-name="T79">Для чего используется метод ExecuteNonQuery объекта DataAdapter? - У DataAdapter нет метода ExecuteNonQuery.</text:span></text:p>
        </text:list-item>
        <text:list-item>
          <text:p text:style-name="P28"><text:span text:style-name="T79">Как можно запустить на выполнение хранимую процедуру базы данных с помощью провайдера данных? - Необходимо в текст команды положить имя процезуры, а в типе команды указать CommandType.StoredProcedure.</text:span></text:p>
        </text:list-item>
      </text:list>
      <text:p text:style-name="P29"><text:span text:style-name="T80"/></text:p>
      <text:p text:style-name="P30"><text:span text:style-name="T80"/></text:p>
      <text:p text:style-name="P30"><text:span text:style-name="T80"/></text:p>
      <text:p text:style-name="P30"><text:span text:style-name="T80"/></text:p>
      <text:p text:style-name="P30"><text:span text:style-name="T80"/></text:p>
      <text:p text:style-name="P30"><text:span text:style-name="T80"/></text:p>
      <text:p text:style-name="P30"><text:span text:style-name="T80"/></text:p>
      <text:p text:style-name="P30"><text:span text:style-name="T81">Графический пользовательский интерфейс:</text:span></text:p>
      <text:p text:style-name="P30"><draw:frame text:anchor-type="as-char" svg:width="146.05mm" svg:height="88.37mm" style:rel-width="scale" style:rel-height="scale"><draw:object-ole xlink:href="OleObj1"/><draw:image xlink:href="ObjectReplacements/OleObj1"/></draw:frame><text:span text:style-name="T82"/></text:p>
      <text:p text:style-name="P30"><text:span text:style-name="T82"/></text:p>
      <text:p text:style-name="P30"><text:span text:style-name="T82"/></text:p>
      <text:p text:style-name="P30"><text:span text:style-name="T82"/></text:p>
      <text:p text:style-name="P31"><text:span text:style-name="T82"/></text:p>
      <text:p text:style-name="P31"><text:span text:style-name="T82"/></text:p>
      <text:p text:style-name="P31"><text:span text:style-name="T82"/></text:p>
      <text:p text:style-name="P31"><text:span text:style-name="T82"/></text:p>
      <text:p text:style-name="P31"><text:span text:style-name="T82"/></text:p>
      <text:p text:style-name="P31"><text:span text:style-name="T82"/></text:p>
      <text:p text:style-name="P31"><text:span text:style-name="T82"/></text:p>
      <text:p text:style-name="P31"><text:span text:style-name="T82"/></text:p>
      <text:p text:style-name="P31"><text:span text:style-name="T82"/></text:p>
      <text:p text:style-name="P31"><text:span text:style-name="T82"/></text:p>
      <text:p text:style-name="P31"><text:span text:style-name="T82"/></text:p>
      <text:p text:style-name="P31"><text:span text:style-name="T82"/></text:p>
      <text:p text:style-name="P31"><text:span text:style-name="T82"/></text:p>
      <text:p text:style-name="P31"><text:span text:style-name="T82"/></text:p>
      <text:p text:style-name="P31"><text:span text:style-name="T82"/></text:p>
      <text:p text:style-name="P31"><text:span text:style-name="T82"/></text:p>
      <text:p text:style-name="P31"><text:span text:style-name="T83">Листинг:</text:span></text:p>
      <text:p text:style-name="P31"><text:span text:style-name="T84">internal</text:span><text:span text:style-name="T85"><text:s/></text:span><text:span text:style-name="T86">class</text:span><text:span text:style-name="T87"><text:s/></text:span><text:span text:style-name="T88">DataReader</text:span></text:p>
      <text:p text:style-name="P32"><text:span text:style-name="T89">{</text:span></text:p>
      <text:p text:style-name="P32"><text:span text:style-name="T89"><text:s text:c="4"/></text:span><text:span text:style-name="T90">private</text:span><text:span text:style-name="T91"><text:s/></text:span><text:span text:style-name="T92">readonly</text:span><text:span text:style-name="T93"><text:s/></text:span><text:span text:style-name="T94">string</text:span><text:span text:style-name="T95"><text:s/>_connectionString;</text:span></text:p>
      <text:p text:style-name="P32"><text:span text:style-name="T95"><text:s text:c="4"/></text:span><text:span text:style-name="T96">private</text:span><text:span text:style-name="T97"><text:s/></text:span><text:span text:style-name="T98">bool</text:span><text:span text:style-name="T99"><text:s/>_isActive =<text:s/></text:span><text:span text:style-name="T100">false</text:span><text:span text:style-name="T101">;</text:span></text:p>
      <text:p text:style-name="P32"><text:span text:style-name="T102"/></text:p>
      <text:p text:style-name="P32"><text:span text:style-name="T103"><text:s text:c="4"/></text:span><text:span text:style-name="T104">public</text:span><text:span text:style-name="T105"><text:s/></text:span><text:span text:style-name="T106">DataReader</text:span><text:span text:style-name="T107">()</text:span></text:p>
      <text:p text:style-name="P32"><text:span text:style-name="T107"><text:s text:c="4"/>{</text:span></text:p>
      <text:p text:style-name="P32"><text:span text:style-name="T107"><text:s text:c="8"/>_connectionString = ConfigurationManager.ConnectionStrings[</text:span><text:span text:style-name="T108">"Data"</text:span><text:span text:style-name="T109">].ConnectionString ??<text:s/></text:span><text:span text:style-name="T110">throw</text:span><text:span text:style-name="T111"><text:s/></text:span><text:span text:style-name="T112">new</text:span><text:span text:style-name="T113"><text:s/>ArgumentNullException(</text:span><text:span text:style-name="T114">"</text:span><text:span text:style-name="T115">Строка подключения не была найдена."</text:span><text:span text:style-name="T116">);</text:span></text:p>
      <text:p text:style-name="P32"><text:span text:style-name="T117"><text:s text:c="4"/>}</text:span></text:p>
      <text:p text:style-name="P32"><text:span text:style-name="T118"/></text:p>
      <text:p text:style-name="P32"><text:span text:style-name="T119"><text:s text:c="4"/></text:span><text:span text:style-name="T120">public</text:span><text:span text:style-name="T121"><text:s/></text:span><text:span text:style-name="T122">event</text:span><text:span text:style-name="T123"><text:s/>Action&lt;</text:span><text:span text:style-name="T124">object</text:span><text:span text:style-name="T125">,<text:s/></text:span><text:span text:style-name="T126">string</text:span><text:span text:style-name="T127">&gt;? OnNewDataReaded;</text:span></text:p>
      <text:p text:style-name="P32"><text:span text:style-name="T128"/></text:p>
      <text:p text:style-name="P32"><text:span text:style-name="T129"><text:s text:c="4"/></text:span><text:span text:style-name="T130">public</text:span><text:span text:style-name="T131"><text:s/></text:span><text:span text:style-name="T132">void</text:span><text:span text:style-name="T133"><text:s/>StartReadData()</text:span></text:p>
      <text:p text:style-name="P32"><text:span text:style-name="T133"><text:s text:c="4"/>{</text:span></text:p>
      <text:p text:style-name="P32"><text:span text:style-name="T133"><text:s text:c="8"/>_isActive =<text:s/></text:span><text:span text:style-name="T134">true</text:span><text:span text:style-name="T135">;</text:span></text:p>
      <text:p text:style-name="P32"><text:span text:style-name="T135"><text:s text:c="8"/>Task.Run(ReadData);</text:span></text:p>
      <text:p text:style-name="P32"><text:span text:style-name="T135"><text:s text:c="4"/>}</text:span></text:p>
      <text:p text:style-name="P32"><text:span text:style-name="T136"/></text:p>
      <text:p text:style-name="P32"><text:span text:style-name="T137"><text:s text:c="4"/></text:span><text:span text:style-name="T138">public</text:span><text:span text:style-name="T139"><text:s/></text:span><text:span text:style-name="T140">void</text:span><text:span text:style-name="T141"><text:s/>Abort()</text:span></text:p>
      <text:p text:style-name="P32"><text:span text:style-name="T141"><text:s text:c="4"/>{</text:span></text:p>
      <text:p text:style-name="P32"><text:span text:style-name="T141"><text:s text:c="8"/>OnNewDataReaded?.Invoke(</text:span><text:span text:style-name="T142">this</text:span><text:span text:style-name="T143">,<text:s/></text:span><text:span text:style-name="T144">"</text:span><text:span text:style-name="T145">Чтение данных завершилось."</text:span><text:span text:style-name="T146">);</text:span></text:p>
      <text:p text:style-name="P32"><text:span text:style-name="T147"><text:s text:c="8"/>_isActive =<text:s/></text:span><text:span text:style-name="T148">false</text:span><text:span text:style-name="T149">;</text:span></text:p>
      <text:p text:style-name="P32"><text:span text:style-name="T149"><text:s text:c="4"/>}</text:span></text:p>
      <text:p text:style-name="P32"><text:span text:style-name="T150"/></text:p>
      <text:p text:style-name="P32"><text:span text:style-name="T151"><text:s text:c="4"/></text:span><text:span text:style-name="T152">private</text:span><text:span text:style-name="T153"><text:s/></text:span><text:span text:style-name="T154">async</text:span><text:span text:style-name="T155"><text:s/>Task ReadData()</text:span></text:p>
      <text:p text:style-name="P32"><text:span text:style-name="T155"><text:s text:c="4"/>{</text:span></text:p>
      <text:p text:style-name="P32"><text:span text:style-name="T155"><text:s text:c="8"/></text:span><text:span text:style-name="T156">using</text:span><text:span text:style-name="T157"><text:s/>(</text:span><text:span text:style-name="T158">var</text:span><text:span text:style-name="T159"><text:s/>connection =<text:s/></text:span><text:span text:style-name="T160">new</text:span><text:span text:style-name="T161"><text:s/>SqlConnection(_connectionString))</text:span></text:p>
      <text:p text:style-name="P32"><text:span text:style-name="T161"><text:s text:c="8"/>{</text:span></text:p>
      <text:p text:style-name="P32"><text:span text:style-name="T161"><text:s text:c="12"/>connection.Open();</text:span></text:p>
      <text:p text:style-name="P32"><text:span text:style-name="T162"/></text:p>
      <text:p text:style-name="P32"><text:span text:style-name="T163"><text:s text:c="12"/></text:span><text:span text:style-name="T164">var</text:span><text:span text:style-name="T165"><text:s/>command =<text:s/></text:span><text:span text:style-name="T166">new</text:span><text:span text:style-name="T167"><text:s/>SqlCommand()</text:span></text:p>
      <text:p text:style-name="P32"><text:span text:style-name="T167"><text:s text:c="12"/>{</text:span></text:p>
      <text:p text:style-name="P32"><text:span text:style-name="T167"><text:s text:c="16"/>CommandText =<text:s/></text:span><text:span text:style-name="T168">"Select * from AllSellers"</text:span><text:span text:style-name="T169">,</text:span></text:p>
      <text:p text:style-name="P32"><text:span text:style-name="T169"><text:s text:c="16"/>CommandType = System.Data.CommandType.Text,</text:span></text:p>
      <text:p text:style-name="P32"><text:span text:style-name="T169"><text:s text:c="16"/>Connection = connection,</text:span></text:p>
      <text:p text:style-name="P32"><text:span text:style-name="T169"><text:s text:c="12"/>};</text:span></text:p>
      <text:p text:style-name="P32"><text:span text:style-name="T170"/></text:p>
      <text:p text:style-name="P32"><text:span text:style-name="T171"><text:s text:c="12"/></text:span><text:span text:style-name="T172">var</text:span><text:span text:style-name="T173"><text:s/>reader =<text:s/></text:span><text:span text:style-name="T174">await</text:span><text:span text:style-name="T175"><text:s/>command.ExecuteReaderAsync();</text:span></text:p>
      <text:p text:style-name="P32"><text:span text:style-name="T176"/></text:p>
      <text:p text:style-name="P32"><text:span text:style-name="T177"><text:s text:c="12"/></text:span><text:span text:style-name="T178">while</text:span><text:span text:style-name="T179"><text:s/>(</text:span><text:span text:style-name="T180">await</text:span><text:span text:style-name="T181"><text:s/>reader.ReadAsync())</text:span></text:p>
      <text:p text:style-name="P32"><text:span text:style-name="T181"><text:s text:c="12"/>{</text:span></text:p>
      <text:p text:style-name="P32"><text:span text:style-name="T181"><text:s text:c="16"/></text:span><text:span text:style-name="T182">if</text:span><text:span text:style-name="T183"><text:s/>(!_isActive)</text:span></text:p>
      <text:p text:style-name="P32"><text:span text:style-name="T183"><text:s text:c="16"/>{</text:span></text:p>
      <text:p text:style-name="P32"><text:span text:style-name="T183"><text:s text:c="20"/></text:span><text:span text:style-name="T184">return</text:span><text:span text:style-name="T185">;</text:span></text:p>
      <text:p text:style-name="P32"><text:span text:style-name="T185"><text:s text:c="16"/>}</text:span></text:p>
      <text:p text:style-name="P32"><text:span text:style-name="T186"/></text:p>
      <text:p text:style-name="P32"><text:span text:style-name="T187"><text:s text:c="16"/></text:span><text:span text:style-name="T188">var</text:span><text:span text:style-name="T189"><text:s/>res =<text:s/></text:span><text:span text:style-name="T190">$"</text:span><text:span text:style-name="T191">{reader.GetString(2)}</text:span><text:span text:style-name="T192"><text:s/></text:span><text:span text:style-name="T193">{reader.GetString(1)}</text:span><text:span text:style-name="T194"><text:s/></text:span><text:span text:style-name="T195">{reader.GetString(3)}</text:span><text:span text:style-name="T196">"</text:span><text:span text:style-name="T197">;</text:span></text:p>
      <text:p text:style-name="P32"><text:span text:style-name="T197"><text:s text:c="16"/>OnNewDataReaded?.Invoke(</text:span><text:span text:style-name="T198">this</text:span><text:span text:style-name="T199">, res);</text:span></text:p>
      <text:p text:style-name="P32"><text:span text:style-name="T199"><text:s text:c="12"/>}</text:span></text:p>
      <text:p text:style-name="P32"><text:span text:style-name="T200"/></text:p>
      <text:p text:style-name="P32"><text:span text:style-name="T201"><text:s text:c="12"/>reader.Close();</text:span></text:p>
      <text:p text:style-name="P32"><text:span text:style-name="T202"/></text:p>
      <text:p text:style-name="P32"><text:span text:style-name="T203"><text:s text:c="12"/>Abort();</text:span></text:p>
      <text:p text:style-name="P32"><text:span text:style-name="T203"><text:s text:c="8"/>}</text:span></text:p>
      <text:p text:style-name="P32"><text:span text:style-name="T203"><text:s text:c="4"/>}</text:span></text:p>
      <text:p text:style-name="P33"><text:span text:style-name="T204">}</text:span></text:p>
      <text:p text:style-name="P33"><text:span text:style-name="T205"/></text:p>
      <text:p text:style-name="P33"><text:span text:style-name="T206">internal</text:span><text:span text:style-name="T207"><text:s/></text:span><text:span text:style-name="T208">class</text:span><text:span text:style-name="T209"><text:s/></text:span><text:span text:style-name="T210">DataInserter</text:span></text:p>
      <text:p text:style-name="P34"><text:span text:style-name="T211">{</text:span></text:p>
      <text:p text:style-name="P34"><text:span text:style-name="T211"><text:s text:c="4"/></text:span><text:span text:style-name="T212">private</text:span><text:span text:style-name="T213"><text:s/></text:span><text:span text:style-name="T214">string</text:span><text:span text:style-name="T215"><text:s/>_connectionString;</text:span></text:p>
      <text:p text:style-name="P34"><text:span text:style-name="T216"/></text:p>
      <text:p text:style-name="P34"><text:span text:style-name="T217"><text:s text:c="4"/></text:span><text:span text:style-name="T218">public</text:span><text:span text:style-name="T219"><text:s/></text:span><text:span text:style-name="T220">DataInserter</text:span><text:span text:style-name="T221">()</text:span></text:p>
      <text:p text:style-name="P34"><text:span text:style-name="T221"><text:s text:c="4"/>{</text:span></text:p>
      <text:p text:style-name="P34"><text:span text:style-name="T221"><text:s text:c="8"/>_connectionString = ConfigurationManager.ConnectionStrings[</text:span><text:span text:style-name="T222">"Data"</text:span><text:span text:style-name="T223">].ConnectionString ??<text:s/></text:span><text:span text:style-name="T224">throw</text:span><text:span text:style-name="T225"><text:s/></text:span><text:span text:style-name="T226">new</text:span><text:span text:style-name="T227"><text:s/>ArgumentNullException(</text:span><text:span text:style-name="T228">"</text:span><text:span text:style-name="T229">Строка подключения не была найдена."</text:span><text:span text:style-name="T230">);</text:span></text:p>
      <text:p text:style-name="P34"><text:span text:style-name="T231"><text:s text:c="4"/>}</text:span></text:p>
      <text:p text:style-name="P34"><text:span text:style-name="T232"/></text:p>
      <text:p text:style-name="P34"><text:span text:style-name="T233"><text:s text:c="4"/></text:span><text:span text:style-name="T234">public</text:span><text:span text:style-name="T235"><text:s/></text:span><text:span text:style-name="T236">event</text:span><text:span text:style-name="T237"><text:s/>Action&lt;</text:span><text:span text:style-name="T238">object</text:span><text:span text:style-name="T239">,<text:s/></text:span><text:span text:style-name="T240">bool</text:span><text:span text:style-name="T241">&gt;? OnStatus;</text:span></text:p>
      <text:p text:style-name="P34"><text:span text:style-name="T242"/></text:p>
      <text:p text:style-name="P34"><text:span text:style-name="T243"><text:s text:c="4"/></text:span><text:span text:style-name="T244">public</text:span><text:span text:style-name="T245"><text:s/></text:span><text:span text:style-name="T246">async</text:span><text:span text:style-name="T247"><text:s/></text:span><text:span text:style-name="T248">void</text:span><text:span text:style-name="T249"><text:s/>StartInsert(</text:span><text:span text:style-name="T250">string</text:span><text:span text:style-name="T251"><text:s/>firstName,<text:s/></text:span><text:span text:style-name="T252">string</text:span><text:span text:style-name="T253"><text:s/>lastName,<text:s/></text:span><text:span text:style-name="T254">string</text:span><text:span text:style-name="T255"><text:s/>patronypic)</text:span></text:p>
      <text:p text:style-name="P34"><text:span text:style-name="T255"><text:s text:c="4"/>{</text:span></text:p>
      <text:p text:style-name="P34"><text:span text:style-name="T255"><text:s text:c="8"/></text:span><text:span text:style-name="T256">await</text:span><text:span text:style-name="T257"><text:s/>Inseart(firstName, lastName, patronypic);</text:span></text:p>
      <text:p text:style-name="P34"><text:span text:style-name="T257"><text:s text:c="4"/>}</text:span></text:p>
      <text:p text:style-name="P34"><text:span text:style-name="T258"/></text:p>
      <text:p text:style-name="P34"><text:span text:style-name="T259"><text:s text:c="4"/></text:span><text:span text:style-name="T260">private</text:span><text:span text:style-name="T261"><text:s/></text:span><text:span text:style-name="T262">async</text:span><text:span text:style-name="T263"><text:s/>Task Inseart(</text:span><text:span text:style-name="T264">string</text:span><text:span text:style-name="T265"><text:s/>firstName,<text:s/></text:span><text:span text:style-name="T266">string</text:span><text:span text:style-name="T267"><text:s/>lastName,<text:s/></text:span><text:span text:style-name="T268">string</text:span><text:span text:style-name="T269"><text:s/>patronypic)</text:span></text:p>
      <text:p text:style-name="P34"><text:span text:style-name="T269"><text:s text:c="4"/>{</text:span></text:p>
      <text:p text:style-name="P34"><text:span text:style-name="T269"><text:s text:c="8"/></text:span><text:span text:style-name="T270">using</text:span><text:span text:style-name="T271"><text:s/>(</text:span><text:span text:style-name="T272">var</text:span><text:span text:style-name="T273"><text:s/>connection =<text:s/></text:span><text:span text:style-name="T274">new</text:span><text:span text:style-name="T275"><text:s/>SqlConnection(_connectionString))</text:span></text:p>
      <text:p text:style-name="P34"><text:span text:style-name="T275"><text:s text:c="8"/>{</text:span></text:p>
      <text:p text:style-name="P34"><text:span text:style-name="T275"><text:s text:c="12"/>connection.Open();</text:span></text:p>
      <text:p text:style-name="P34"><text:span text:style-name="T276"/></text:p>
      <text:p text:style-name="P34"><text:span text:style-name="T277"><text:s text:c="12"/></text:span><text:span text:style-name="T278">var</text:span><text:span text:style-name="T279"><text:s/>commandToInsert =<text:s/></text:span><text:span text:style-name="T280">new</text:span><text:span text:style-name="T281"><text:s/>SqlCommand()</text:span></text:p>
      <text:p text:style-name="P34"><text:span text:style-name="T281"><text:s text:c="12"/>{</text:span></text:p>
      <text:p text:style-name="P34"><text:span text:style-name="T281"><text:s text:c="16"/>CommandText =<text:s/></text:span><text:span text:style-name="T282">"InsertSeller"</text:span><text:span text:style-name="T283">,</text:span></text:p>
      <text:p text:style-name="P34"><text:span text:style-name="T283"><text:s text:c="16"/>Connection = connection,</text:span></text:p>
      <text:p text:style-name="P34"><text:span text:style-name="T283"><text:s text:c="16"/>CommandType = System.Data.CommandType.StoredProcedure,</text:span></text:p>
      <text:p text:style-name="P34"><text:span text:style-name="T283"><text:s text:c="12"/>};</text:span></text:p>
      <text:p text:style-name="P34"><text:span text:style-name="T284"/></text:p>
      <text:p text:style-name="P34"><text:span text:style-name="T285"><text:s text:c="12"/>commandToInsert.Parameters.Add(</text:span><text:span text:style-name="T286">new</text:span><text:span text:style-name="T287"><text:s/>SqlParameter(</text:span><text:span text:style-name="T288">"@lastname"</text:span><text:span text:style-name="T289">, System.Data.SqlDbType.NVarChar, 50));</text:span></text:p>
      <text:p text:style-name="P34"><text:span text:style-name="T289"><text:s text:c="12"/>commandToInsert.Parameters[</text:span><text:span text:style-name="T290">"@lastname"</text:span><text:span text:style-name="T291">].Value = lastName;</text:span></text:p>
      <text:p text:style-name="P34"><text:span text:style-name="T291"><text:s text:c="12"/>commandToInsert.Parameters.Add(</text:span><text:span text:style-name="T292">new</text:span><text:span text:style-name="T293"><text:s/>SqlParameter(</text:span><text:span text:style-name="T294">"@firstname"</text:span><text:span text:style-name="T295">, System.Data.SqlDbType.NVarChar, 50));</text:span></text:p>
      <text:p text:style-name="P34"><text:span text:style-name="T295"><text:s text:c="12"/>commandToInsert.Parameters[</text:span><text:span text:style-name="T296">"@firstname"</text:span><text:span text:style-name="T297">].Value = firstName;</text:span></text:p>
      <text:p text:style-name="P34"><text:span text:style-name="T297"><text:s text:c="12"/>commandToInsert.Parameters.Add(</text:span><text:span text:style-name="T298">new</text:span><text:span text:style-name="T299"><text:s/>SqlParameter(</text:span><text:span text:style-name="T300">"@patronymic"</text:span><text:span text:style-name="T301">, System.Data.SqlDbType.NVarChar, 50));</text:span></text:p>
      <text:p text:style-name="P34"><text:span text:style-name="T301"><text:s text:c="12"/>commandToInsert.Parameters[</text:span><text:span text:style-name="T302">"@patronymic"</text:span><text:span text:style-name="T303">].Value = patronypic;</text:span></text:p>
      <text:p text:style-name="P34"><text:span text:style-name="T303"><text:s text:c="12"/>commandToInsert.Parameters.Add(</text:span><text:span text:style-name="T304">new</text:span><text:span text:style-name="T305"><text:s/>SqlParameter(</text:span><text:span text:style-name="T306">"@id"</text:span><text:span text:style-name="T307">, System.Data.SqlDbType.Int));</text:span></text:p>
      <text:p text:style-name="P34"><text:span text:style-name="T307"><text:s text:c="12"/>commandToInsert.Parameters[</text:span><text:span text:style-name="T308">"@id"</text:span><text:span text:style-name="T309">].Direction = System.Data.ParameterDirection.Output;</text:span></text:p>
      <text:p text:style-name="P34"><text:span text:style-name="T310"/></text:p>
      <text:p text:style-name="P34"><text:span text:style-name="T311">;<text:s text:c="11"/></text:span><text:span text:style-name="T312">await</text:span><text:span text:style-name="T313"><text:s/>commandToInsert.ExecuteNonQueryAsync();</text:span></text:p>
      <text:p text:style-name="P34"><text:span text:style-name="T314"/></text:p>
      <text:p text:style-name="P34"><text:span text:style-name="T315"><text:s text:c="12"/></text:span><text:span text:style-name="T316">var</text:span><text:span text:style-name="T317"><text:s/>commandToCheck =<text:s/></text:span><text:span text:style-name="T318">new</text:span><text:span text:style-name="T319"><text:s/>SqlCommand()</text:span></text:p>
      <text:p text:style-name="P34"><text:span text:style-name="T319"><text:s text:c="12"/>{</text:span></text:p>
      <text:p text:style-name="P34"><text:span text:style-name="T319"><text:s text:c="16"/>CommandText =<text:s/></text:span><text:span text:style-name="T320">"GetSellerById"</text:span><text:span text:style-name="T321">,</text:span></text:p>
      <text:p text:style-name="P34"><text:span text:style-name="T321"><text:s text:c="16"/>Connection = connection,</text:span></text:p>
      <text:p text:style-name="P34"><text:span text:style-name="T321"><text:s text:c="16"/>CommandType = System.Data.CommandType.StoredProcedure,</text:span></text:p>
      <text:p text:style-name="P34"><text:span text:style-name="T321"><text:s text:c="12"/>};</text:span></text:p>
      <text:p text:style-name="P34"><text:span text:style-name="T322"/></text:p>
      <text:p text:style-name="P34"><text:span text:style-name="T323"><text:s text:c="12"/>commandToCheck.Parameters.Add(</text:span><text:span text:style-name="T324">new</text:span><text:span text:style-name="T325"><text:s/>SqlParameter(</text:span><text:span text:style-name="T326">"@id"</text:span><text:span text:style-name="T327">, System.Data.SqlDbType.Int));</text:span></text:p>
      <text:p text:style-name="P34"><text:span text:style-name="T327"><text:s text:c="12"/>commandToCheck.Parameters[</text:span><text:span text:style-name="T328">"@id"</text:span><text:span text:style-name="T329">].Value = commandToInsert.Parameters[</text:span><text:span text:style-name="T330">"@id"</text:span><text:span text:style-name="T331">].Value;</text:span></text:p>
      <text:p text:style-name="P34"><text:span text:style-name="T332"/></text:p>
      <text:p text:style-name="P34"><text:span text:style-name="T333"><text:s text:c="12"/></text:span><text:span text:style-name="T334">using</text:span><text:span text:style-name="T335"><text:s/>(</text:span><text:span text:style-name="T336">var</text:span><text:span text:style-name="T337"><text:s/>reader =<text:s/></text:span><text:span text:style-name="T338">await</text:span><text:span text:style-name="T339"><text:s/>commandToCheck.ExecuteReaderAsync())</text:span></text:p>
      <text:p text:style-name="P34"><text:span text:style-name="T339"><text:s text:c="12"/>{</text:span></text:p>
      <text:p text:style-name="P34"><text:span text:style-name="T339"><text:s text:c="16"/></text:span><text:span text:style-name="T340">while</text:span><text:span text:style-name="T341"><text:s/>(</text:span><text:span text:style-name="T342">await</text:span><text:span text:style-name="T343"><text:s/>reader.ReadAsync())</text:span></text:p>
      <text:p text:style-name="P34"><text:span text:style-name="T343"><text:s text:c="16"/>{</text:span></text:p>
      <text:p text:style-name="P34"><text:span text:style-name="T343"><text:s text:c="20"/>OnStatus?.Invoke(</text:span><text:span text:style-name="T344">this</text:span><text:span text:style-name="T345">, firstName.Equals(reader.GetString(0)) &amp;&amp; lastName.Equals(reader.GetString(1)) &amp;&amp; patronypic.Equals(reader.GetString(2)));</text:span></text:p>
      <text:p text:style-name="P34"><text:span text:style-name="T345"><text:s text:c="16"/>}</text:span></text:p>
      <text:p text:style-name="P34"><text:span text:style-name="T345"><text:s text:c="12"/>}</text:span></text:p>
      <text:p text:style-name="P34"><text:span text:style-name="T345"><text:s text:c="8"/>}</text:span></text:p>
      <text:p text:style-name="P34"><text:span text:style-name="T345"><text:s text:c="4"/>}</text:span></text:p>
      <text:p text:style-name="P35"><text:span text:style-name="T346">}</text:span></text:p>
      <text:p text:style-name="P35"><text:span text:style-name="T347"/></text:p>
      <text:p text:style-name="P35"><text:span text:style-name="T348">Вывод:<text:s/></text:span><text:span text:style-name="T349">в результате выполнения лабораторной работы были получены навыки в работе с чтением и записью данных в базу данных из кода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